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ccessor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table:style-name="ce1" office:value-type="string" calcext:value-type="string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ndlau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DK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9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1:26:21.592739167</meta:creation-date>
    <dc:date>2024-01-09T11:27:43.405706214</dc:date>
    <meta:editing-duration>PT1M22S</meta:editing-duration>
    <meta:editing-cycles>1</meta:editing-cycles>
    <meta:document-statistic meta:table-count="1" meta:cell-count="9" meta:object-count="0"/>
    <meta:generator>LibreOffice/7.5.4.2$MacOSX_X86_64 LibreOffice_project/36ccfdc35048b057fd9854c757a8b67ec53977b6</meta:generator>
  </office:meta>
</office:document-meta>
</file>